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4" style:family="table-cell" style:parent-style-name="Default" style:data-style-name="N3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5" style:family="table-cell" style:parent-style-name="Default" style:data-style-name="N4">
      <style:table-cell-properties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6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7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97.2pt" style:use-optimal-row-height="tru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22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揭露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18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number-columns-repeated="14" table:style-name="ce2"/>
          <table:table-cell table:number-columns-repeated="16370"/>
        </table:table-row>
        <table:table-row table:style-name="ro3">
          <table:table-cell office:value-type="string" table:style-name="ce3">
            <text:p>單位：新臺幣千元，卡</text:p>
          </table:table-cell>
          <table:table-cell table:number-columns-repeated="8" table:style-name="ce4"/>
          <table:table-cell office:value-type="string" table:style-name="ce5">
            <text:p>資料月份：112 年6月</text:p>
          </table:table-cell>
          <table:table-cell table:number-columns-repeated="3" table:style-name="ce4"/>
          <table:table-cell table:style-name="ce6"/>
          <table:table-cell table:number-columns-repeated="16370"/>
        </table:table-row>
        <table:table-row table:style-name="ro4">
          <table:table-cell office:value-type="string" table:style-name="ce7">
            <text:p>金融機構名稱</text:p>
          </table:table-cell>
          <table:table-cell office:value-type="string" table:style-name="ce8">
            <text:p>流通卡數　　　</text:p>
          </table:table-cell>
          <table:table-cell office:value-type="string" table:style-name="ce8">
            <text:p>有效卡數　　　</text:p>
          </table:table-cell>
          <table:table-cell office:value-type="string" table:style-name="ce8">
            <text:p>當月發卡數　　　</text:p>
          </table:table-cell>
          <table:table-cell office:value-type="string" table:style-name="ce8">
            <text:p>當月停卡數　　　</text:p>
          </table:table-cell>
          <table:table-cell office:value-type="string" table:style-name="ce8">
            <text:p>循環信用餘額　　</text:p>
          </table:table-cell>
          <table:table-cell office:value-type="string" table:style-name="ce8">
            <text:p>未到期分期付款餘額　</text:p>
          </table:table-cell>
          <table:table-cell office:value-type="string" table:style-name="ce8">
            <text:p>當月簽帳金額　　</text:p>
          </table:table-cell>
          <table:table-cell office:value-type="string" table:style-name="ce8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8">
            <text:p>逾期六個月以上帳款占應收帳款餘額(含催收款)之比率(%)</text:p>
          </table:table-cell>
          <table:table-cell office:value-type="string" table:style-name="ce8">
            <text:p>備抵呆帳提足率(%)<text:s/></text:p>
          </table:table-cell>
          <table:table-cell office:value-type="string" table:style-name="ce8">
            <text:p>當月轉銷呆帳金額　<text:s/></text:p>
          </table:table-cell>
          <table:table-cell office:value-type="string" table:style-name="ce8">
            <text:p>當年度轉銷呆帳金額累計至資料月份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臺灣銀行</text:p>
          </table:table-cell>
          <table:table-cell office:value-type="float" office:value="249836" table:style-name="ce11">
            <text:p>249,836</text:p>
          </table:table-cell>
          <table:table-cell office:value-type="float" office:value="122471" table:style-name="ce11">
            <text:p>122,471</text:p>
          </table:table-cell>
          <table:table-cell office:value-type="float" office:value="2121" table:style-name="ce11">
            <text:p>2,121</text:p>
          </table:table-cell>
          <table:table-cell office:value-type="float" office:value="990" table:style-name="ce11">
            <text:p>990</text:p>
          </table:table-cell>
          <table:table-cell office:value-type="float" office:value="161426" table:style-name="ce11">
            <text:p>161,426</text:p>
          </table:table-cell>
          <table:table-cell office:value-type="float" office:value="138952" table:style-name="ce11">
            <text:p>138,952</text:p>
          </table:table-cell>
          <table:table-cell office:value-type="float" office:value="1602443" table:style-name="ce11">
            <text:p>1,602,443</text:p>
          </table:table-cell>
          <table:table-cell office:value-type="float" office:value="445" table:style-name="ce11">
            <text:p>445</text:p>
          </table:table-cell>
          <table:table-cell office:value-type="float" office:value="0.05" table:style-name="ce12">
            <text:p>0.05</text:p>
          </table:table-cell>
          <table:table-cell office:value-type="float" office:value="0.03" table:style-name="ce12">
            <text:p>0.03</text:p>
          </table:table-cell>
          <table:table-cell office:value-type="float" office:value="2020.57" table:style-name="ce10">
            <text:p>2020.57</text:p>
          </table:table-cell>
          <table:table-cell office:value-type="float" office:value="603" table:style-name="ce11">
            <text:p>603</text:p>
          </table:table-cell>
          <table:table-cell office:value-type="float" office:value="2976" table:style-name="ce11">
            <text:p>2,976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臺灣土地銀行</text:p>
          </table:table-cell>
          <table:table-cell office:value-type="float" office:value="341827" table:style-name="ce11">
            <text:p>341,827</text:p>
          </table:table-cell>
          <table:table-cell office:value-type="float" office:value="142401" table:style-name="ce11">
            <text:p>142,401</text:p>
          </table:table-cell>
          <table:table-cell office:value-type="float" office:value="1555" table:style-name="ce11">
            <text:p>1,555</text:p>
          </table:table-cell>
          <table:table-cell office:value-type="float" office:value="5240" table:style-name="ce11">
            <text:p>5,240</text:p>
          </table:table-cell>
          <table:table-cell office:value-type="float" office:value="333789" table:style-name="ce11">
            <text:p>333,789</text:p>
          </table:table-cell>
          <table:table-cell office:value-type="float" office:value="120586" table:style-name="ce11">
            <text:p>120,586</text:p>
          </table:table-cell>
          <table:table-cell office:value-type="float" office:value="1094853" table:style-name="ce11">
            <text:p>1,094,853</text:p>
          </table:table-cell>
          <table:table-cell office:value-type="float" office:value="532" table:style-name="ce11">
            <text:p>532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1147.23" table:style-name="ce10">
            <text:p>1147.23</text:p>
          </table:table-cell>
          <table:table-cell office:value-type="float" office:value="1756" table:style-name="ce11">
            <text:p>1,756</text:p>
          </table:table-cell>
          <table:table-cell office:value-type="float" office:value="11503" table:style-name="ce11">
            <text:p>11,503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合作金庫商業銀行</text:p>
          </table:table-cell>
          <table:table-cell office:value-type="float" office:value="671348" table:style-name="ce11">
            <text:p>671,348</text:p>
          </table:table-cell>
          <table:table-cell office:value-type="float" office:value="394429" table:style-name="ce11">
            <text:p>394,429</text:p>
          </table:table-cell>
          <table:table-cell office:value-type="float" office:value="5651" table:style-name="ce11">
            <text:p>5,651</text:p>
          </table:table-cell>
          <table:table-cell office:value-type="float" office:value="4578" table:style-name="ce11">
            <text:p>4,578</text:p>
          </table:table-cell>
          <table:table-cell office:value-type="float" office:value="808310" table:style-name="ce11">
            <text:p>808,310</text:p>
          </table:table-cell>
          <table:table-cell office:value-type="float" office:value="1702555" table:style-name="ce11">
            <text:p>1,702,555</text:p>
          </table:table-cell>
          <table:table-cell office:value-type="float" office:value="8666580" table:style-name="ce11">
            <text:p>8,666,580</text:p>
          </table:table-cell>
          <table:table-cell office:value-type="float" office:value="1574" table:style-name="ce11">
            <text:p>1,574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0.06" table:style-name="ce12">
            <text:p>0.06</text:p>
          </table:table-cell>
          <table:table-cell office:value-type="float" office:value="518.05999999999995" table:style-name="ce10">
            <text:p>518.06</text:p>
          </table:table-cell>
          <table:table-cell office:value-type="float" office:value="4720" table:style-name="ce11">
            <text:p>4,720</text:p>
          </table:table-cell>
          <table:table-cell office:value-type="float" office:value="28212" table:style-name="ce11">
            <text:p>28,212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第一商業銀行</text:p>
          </table:table-cell>
          <table:table-cell office:value-type="float" office:value="1534262" table:style-name="ce11">
            <text:p>1,534,262</text:p>
          </table:table-cell>
          <table:table-cell office:value-type="float" office:value="933474" table:style-name="ce11">
            <text:p>933,474</text:p>
          </table:table-cell>
          <table:table-cell office:value-type="float" office:value="15986" table:style-name="ce11">
            <text:p>15,986</text:p>
          </table:table-cell>
          <table:table-cell office:value-type="float" office:value="10274" table:style-name="ce11">
            <text:p>10,274</text:p>
          </table:table-cell>
          <table:table-cell office:value-type="float" office:value="1591176" table:style-name="ce11">
            <text:p>1,591,176</text:p>
          </table:table-cell>
          <table:table-cell office:value-type="float" office:value="2056927" table:style-name="ce11">
            <text:p>2,056,927</text:p>
          </table:table-cell>
          <table:table-cell office:value-type="float" office:value="7559025" table:style-name="ce11">
            <text:p>7,559,025</text:p>
          </table:table-cell>
          <table:table-cell office:value-type="float" office:value="6122" table:style-name="ce11">
            <text:p>6,122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1047.9100000000001" table:style-name="ce10">
            <text:p>1047.91</text:p>
          </table:table-cell>
          <table:table-cell office:value-type="float" office:value="5839" table:style-name="ce11">
            <text:p>5,839</text:p>
          </table:table-cell>
          <table:table-cell office:value-type="float" office:value="35382" table:style-name="ce11">
            <text:p>35,382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華南商業銀行</text:p>
          </table:table-cell>
          <table:table-cell office:value-type="float" office:value="1114333" table:style-name="ce11">
            <text:p>1,114,333</text:p>
          </table:table-cell>
          <table:table-cell office:value-type="float" office:value="866095" table:style-name="ce11">
            <text:p>866,095</text:p>
          </table:table-cell>
          <table:table-cell office:value-type="float" office:value="53216" table:style-name="ce11">
            <text:p>53,216</text:p>
          </table:table-cell>
          <table:table-cell office:value-type="float" office:value="8372" table:style-name="ce11">
            <text:p>8,372</text:p>
          </table:table-cell>
          <table:table-cell office:value-type="float" office:value="1039842" table:style-name="ce11">
            <text:p>1,039,842</text:p>
          </table:table-cell>
          <table:table-cell office:value-type="float" office:value="5317913" table:style-name="ce11">
            <text:p>5,317,913</text:p>
          </table:table-cell>
          <table:table-cell office:value-type="float" office:value="7751603" table:style-name="ce11">
            <text:p>7,751,603</text:p>
          </table:table-cell>
          <table:table-cell office:value-type="float" office:value="1266" table:style-name="ce11">
            <text:p>1,266</text:p>
          </table:table-cell>
          <table:table-cell office:value-type="float" office:value="0.05" table:style-name="ce12">
            <text:p>0.05</text:p>
          </table:table-cell>
          <table:table-cell office:value-type="float" office:value="0" table:style-name="ce12">
            <text:p>0.00</text:p>
          </table:table-cell>
          <table:table-cell office:value-type="float" office:value="568.66999999999996" table:style-name="ce10">
            <text:p>568.67</text:p>
          </table:table-cell>
          <table:table-cell office:value-type="float" office:value="14643" table:style-name="ce11">
            <text:p>14,643</text:p>
          </table:table-cell>
          <table:table-cell office:value-type="float" office:value="25192" table:style-name="ce11">
            <text:p>25,192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彰化商業銀行</text:p>
          </table:table-cell>
          <table:table-cell office:value-type="float" office:value="608717" table:style-name="ce11">
            <text:p>608,717</text:p>
          </table:table-cell>
          <table:table-cell office:value-type="float" office:value="294927" table:style-name="ce11">
            <text:p>294,927</text:p>
          </table:table-cell>
          <table:table-cell office:value-type="float" office:value="6367" table:style-name="ce11">
            <text:p>6,367</text:p>
          </table:table-cell>
          <table:table-cell office:value-type="float" office:value="3369" table:style-name="ce11">
            <text:p>3,369</text:p>
          </table:table-cell>
          <table:table-cell office:value-type="float" office:value="324578" table:style-name="ce11">
            <text:p>324,578</text:p>
          </table:table-cell>
          <table:table-cell office:value-type="float" office:value="1148784" table:style-name="ce11">
            <text:p>1,148,784</text:p>
          </table:table-cell>
          <table:table-cell office:value-type="float" office:value="3596482" table:style-name="ce11">
            <text:p>3,596,482</text:p>
          </table:table-cell>
          <table:table-cell office:value-type="float" office:value="919" table:style-name="ce11">
            <text:p>919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550.13" table:style-name="ce10">
            <text:p>550.13</text:p>
          </table:table-cell>
          <table:table-cell office:value-type="float" office:value="1114" table:style-name="ce11">
            <text:p>1,114</text:p>
          </table:table-cell>
          <table:table-cell office:value-type="float" office:value="8822" table:style-name="ce11">
            <text:p>8,822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上海商業儲蓄銀行</text:p>
          </table:table-cell>
          <table:table-cell office:value-type="float" office:value="473764" table:style-name="ce11">
            <text:p>473,764</text:p>
          </table:table-cell>
          <table:table-cell office:value-type="float" office:value="203715" table:style-name="ce11">
            <text:p>203,715</text:p>
          </table:table-cell>
          <table:table-cell office:value-type="float" office:value="3384" table:style-name="ce11">
            <text:p>3,384</text:p>
          </table:table-cell>
          <table:table-cell office:value-type="float" office:value="2242" table:style-name="ce11">
            <text:p>2,242</text:p>
          </table:table-cell>
          <table:table-cell office:value-type="float" office:value="593136" table:style-name="ce11">
            <text:p>593,136</text:p>
          </table:table-cell>
          <table:table-cell office:value-type="float" office:value="1646769" table:style-name="ce11">
            <text:p>1,646,769</text:p>
          </table:table-cell>
          <table:table-cell office:value-type="float" office:value="2075379" table:style-name="ce11">
            <text:p>2,075,379</text:p>
          </table:table-cell>
          <table:table-cell office:value-type="float" office:value="5313" table:style-name="ce11">
            <text:p>5,313</text:p>
          </table:table-cell>
          <table:table-cell office:value-type="float" office:value="0.13" table:style-name="ce12">
            <text:p>0.13</text:p>
          </table:table-cell>
          <table:table-cell office:value-type="float" office:value="0.09" table:style-name="ce12">
            <text:p>0.09</text:p>
          </table:table-cell>
          <table:table-cell office:value-type="float" office:value="1515.9" table:style-name="ce10">
            <text:p>1515.9</text:p>
          </table:table-cell>
          <table:table-cell office:value-type="float" office:value="2832" table:style-name="ce11">
            <text:p>2,832</text:p>
          </table:table-cell>
          <table:table-cell office:value-type="float" office:value="15056" table:style-name="ce11">
            <text:p>15,056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台北富邦商業銀行</text:p>
          </table:table-cell>
          <table:table-cell office:value-type="float" office:value="6492947" table:style-name="ce11">
            <text:p>6,492,947</text:p>
          </table:table-cell>
          <table:table-cell office:value-type="float" office:value="4250871" table:style-name="ce11">
            <text:p>4,250,871</text:p>
          </table:table-cell>
          <table:table-cell office:value-type="float" office:value="276509" table:style-name="ce11">
            <text:p>276,509</text:p>
          </table:table-cell>
          <table:table-cell office:value-type="float" office:value="67745" table:style-name="ce11">
            <text:p>67,745</text:p>
          </table:table-cell>
          <table:table-cell office:value-type="float" office:value="7010940" table:style-name="ce11">
            <text:p>7,010,940</text:p>
          </table:table-cell>
          <table:table-cell office:value-type="float" office:value="30658277" table:style-name="ce11">
            <text:p>30,658,277</text:p>
          </table:table-cell>
          <table:table-cell office:value-type="float" office:value="44406604" table:style-name="ce11">
            <text:p>44,406,604</text:p>
          </table:table-cell>
          <table:table-cell office:value-type="float" office:value="95810" table:style-name="ce11">
            <text:p>95,810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1248.8" table:style-name="ce10">
            <text:p>1248.8</text:p>
          </table:table-cell>
          <table:table-cell office:value-type="float" office:value="30711" table:style-name="ce11">
            <text:p>30,711</text:p>
          </table:table-cell>
          <table:table-cell office:value-type="float" office:value="159112" table:style-name="ce11">
            <text:p>159,112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國泰世華商業銀行</text:p>
          </table:table-cell>
          <table:table-cell office:value-type="float" office:value="10263176" table:style-name="ce11">
            <text:p>10,263,176</text:p>
          </table:table-cell>
          <table:table-cell office:value-type="float" office:value="6600001" table:style-name="ce11">
            <text:p>6,600,001</text:p>
          </table:table-cell>
          <table:table-cell office:value-type="float" office:value="61818" table:style-name="ce11">
            <text:p>61,818</text:p>
          </table:table-cell>
          <table:table-cell office:value-type="float" office:value="73113" table:style-name="ce11">
            <text:p>73,113</text:p>
          </table:table-cell>
          <table:table-cell office:value-type="float" office:value="19399437" table:style-name="ce11">
            <text:p>19,399,437</text:p>
          </table:table-cell>
          <table:table-cell office:value-type="float" office:value="35875377" table:style-name="ce11">
            <text:p>35,875,377</text:p>
          </table:table-cell>
          <table:table-cell office:value-type="float" office:value="85481427" table:style-name="ce11">
            <text:p>85,481,427</text:p>
          </table:table-cell>
          <table:table-cell office:value-type="float" office:value="212517" table:style-name="ce11">
            <text:p>212,517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1484.78" table:style-name="ce10">
            <text:p>1484.78</text:p>
          </table:table-cell>
          <table:table-cell office:value-type="float" office:value="60691" table:style-name="ce11">
            <text:p>60,691</text:p>
          </table:table-cell>
          <table:table-cell office:value-type="float" office:value="286014" table:style-name="ce11">
            <text:p>286,014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高雄銀行</text:p>
          </table:table-cell>
          <table:table-cell office:value-type="float" office:value="15051" table:style-name="ce11">
            <text:p>15,051</text:p>
          </table:table-cell>
          <table:table-cell office:value-type="float" office:value="4585" table:style-name="ce11">
            <text:p>4,585</text:p>
          </table:table-cell>
          <table:table-cell office:value-type="float" office:value="19" table:style-name="ce11">
            <text:p>19</text:p>
          </table:table-cell>
          <table:table-cell office:value-type="float" office:value="70" table:style-name="ce11">
            <text:p>70</text:p>
          </table:table-cell>
          <table:table-cell office:value-type="float" office:value="14682" table:style-name="ce11">
            <text:p>14,682</text:p>
          </table:table-cell>
          <table:table-cell office:value-type="float" office:value="518" table:style-name="ce11">
            <text:p>518</text:p>
          </table:table-cell>
          <table:table-cell office:value-type="float" office:value="186485" table:style-name="ce11">
            <text:p>186,485</text:p>
          </table:table-cell>
          <table:table-cell office:value-type="float" office:value="54" table:style-name="ce11">
            <text:p>54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267.77999999999997" table:style-name="ce10">
            <text:p>267.78</text:p>
          </table:table-cell>
          <table:table-cell office:value-type="float" office:value="1" table:style-name="ce11">
            <text:p>1</text:p>
          </table:table-cell>
          <table:table-cell office:value-type="float" office:value="996" table:style-name="ce11">
            <text:p>996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兆豐國際商業銀行</text:p>
          </table:table-cell>
          <table:table-cell office:value-type="float" office:value="1140951" table:style-name="ce11">
            <text:p>1,140,951</text:p>
          </table:table-cell>
          <table:table-cell office:value-type="float" office:value="665579" table:style-name="ce11">
            <text:p>665,579</text:p>
          </table:table-cell>
          <table:table-cell office:value-type="float" office:value="7268" table:style-name="ce11">
            <text:p>7,268</text:p>
          </table:table-cell>
          <table:table-cell office:value-type="float" office:value="4442" table:style-name="ce11">
            <text:p>4,442</text:p>
          </table:table-cell>
          <table:table-cell office:value-type="float" office:value="1780362" table:style-name="ce11">
            <text:p>1,780,362</text:p>
          </table:table-cell>
          <table:table-cell office:value-type="float" office:value="4164921" table:style-name="ce11">
            <text:p>4,164,921</text:p>
          </table:table-cell>
          <table:table-cell office:value-type="float" office:value="7730872" table:style-name="ce11">
            <text:p>7,730,872</text:p>
          </table:table-cell>
          <table:table-cell office:value-type="float" office:value="12900" table:style-name="ce11">
            <text:p>12,900</text:p>
          </table:table-cell>
          <table:table-cell office:value-type="float" office:value="0.17" table:style-name="ce12">
            <text:p>0.17</text:p>
          </table:table-cell>
          <table:table-cell office:value-type="float" office:value="0.01" table:style-name="ce12">
            <text:p>0.01</text:p>
          </table:table-cell>
          <table:table-cell office:value-type="float" office:value="698.45" table:style-name="ce10">
            <text:p>698.45</text:p>
          </table:table-cell>
          <table:table-cell office:value-type="float" office:value="8002" table:style-name="ce11">
            <text:p>8,002</text:p>
          </table:table-cell>
          <table:table-cell office:value-type="float" office:value="46509" table:style-name="ce11">
            <text:p>46,509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花旗(台灣)商業銀行</text:p>
          </table:table-cell>
          <table:table-cell office:value-type="float" office:value="2746596" table:style-name="ce11">
            <text:p>2,746,596</text:p>
          </table:table-cell>
          <table:table-cell office:value-type="float" office:value="2063381" table:style-name="ce11">
            <text:p>2,063,381</text:p>
          </table:table-cell>
          <table:table-cell office:value-type="float" office:value="5495" table:style-name="ce11">
            <text:p>5,495</text:p>
          </table:table-cell>
          <table:table-cell office:value-type="float" office:value="25639" table:style-name="ce11">
            <text:p>25,639</text:p>
          </table:table-cell>
          <table:table-cell office:value-type="float" office:value="10261174" table:style-name="ce11">
            <text:p>10,261,174</text:p>
          </table:table-cell>
          <table:table-cell office:value-type="float" office:value="10424544" table:style-name="ce11">
            <text:p>10,424,544</text:p>
          </table:table-cell>
          <table:table-cell office:value-type="float" office:value="20430902" table:style-name="ce11">
            <text:p>20,430,902</text:p>
          </table:table-cell>
          <table:table-cell office:value-type="float" office:value="108233" table:style-name="ce11">
            <text:p>108,233</text:p>
          </table:table-cell>
          <table:table-cell office:value-type="float" office:value="0.57999999999999996" table:style-name="ce12">
            <text:p>0.58</text:p>
          </table:table-cell>
          <table:table-cell office:value-type="float" office:value="0.2" table:style-name="ce12">
            <text:p>0.20</text:p>
          </table:table-cell>
          <table:table-cell office:value-type="float" office:value="413.08" table:style-name="ce10">
            <text:p>413.08</text:p>
          </table:table-cell>
          <table:table-cell office:value-type="float" office:value="0" table:style-name="ce11">
            <text:p>0</text:p>
          </table:table-cell>
          <table:table-cell office:value-type="float" office:value="210100" table:style-name="ce11">
            <text:p>210,100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臺灣中小企業銀行</text:p>
          </table:table-cell>
          <table:table-cell office:value-type="float" office:value="175467" table:style-name="ce11">
            <text:p>175,467</text:p>
          </table:table-cell>
          <table:table-cell office:value-type="float" office:value="96154" table:style-name="ce11">
            <text:p>96,154</text:p>
          </table:table-cell>
          <table:table-cell office:value-type="float" office:value="446" table:style-name="ce11">
            <text:p>446</text:p>
          </table:table-cell>
          <table:table-cell office:value-type="float" office:value="751" table:style-name="ce11">
            <text:p>751</text:p>
          </table:table-cell>
          <table:table-cell office:value-type="float" office:value="269947" table:style-name="ce11">
            <text:p>269,947</text:p>
          </table:table-cell>
          <table:table-cell office:value-type="float" office:value="321844" table:style-name="ce11">
            <text:p>321,844</text:p>
          </table:table-cell>
          <table:table-cell office:value-type="float" office:value="1062958" table:style-name="ce11">
            <text:p>1,062,958</text:p>
          </table:table-cell>
          <table:table-cell office:value-type="float" office:value="1103" table:style-name="ce11">
            <text:p>1,103</text:p>
          </table:table-cell>
          <table:table-cell office:value-type="float" office:value="0.06" table:style-name="ce12">
            <text:p>0.06</text:p>
          </table:table-cell>
          <table:table-cell office:value-type="float" office:value="0.01" table:style-name="ce12">
            <text:p>0.01</text:p>
          </table:table-cell>
          <table:table-cell office:value-type="float" office:value="296.19" table:style-name="ce10">
            <text:p>296.19</text:p>
          </table:table-cell>
          <table:table-cell office:value-type="float" office:value="1262" table:style-name="ce11">
            <text:p>1,262</text:p>
          </table:table-cell>
          <table:table-cell office:value-type="float" office:value="5865" table:style-name="ce11">
            <text:p>5,865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渣打國際商業銀行</text:p>
          </table:table-cell>
          <table:table-cell office:value-type="float" office:value="287942" table:style-name="ce11">
            <text:p>287,942</text:p>
          </table:table-cell>
          <table:table-cell office:value-type="float" office:value="184971" table:style-name="ce11">
            <text:p>184,971</text:p>
          </table:table-cell>
          <table:table-cell office:value-type="float" office:value="936" table:style-name="ce11">
            <text:p>936</text:p>
          </table:table-cell>
          <table:table-cell office:value-type="float" office:value="3767" table:style-name="ce11">
            <text:p>3,767</text:p>
          </table:table-cell>
          <table:table-cell office:value-type="float" office:value="902129" table:style-name="ce11">
            <text:p>902,129</text:p>
          </table:table-cell>
          <table:table-cell office:value-type="float" office:value="467058" table:style-name="ce11">
            <text:p>467,058</text:p>
          </table:table-cell>
          <table:table-cell office:value-type="float" office:value="1912330" table:style-name="ce11">
            <text:p>1,912,330</text:p>
          </table:table-cell>
          <table:table-cell office:value-type="float" office:value="4396" table:style-name="ce11">
            <text:p>4,396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881.79" table:style-name="ce10">
            <text:p>881.79</text:p>
          </table:table-cell>
          <table:table-cell office:value-type="float" office:value="2891" table:style-name="ce11">
            <text:p>2,891</text:p>
          </table:table-cell>
          <table:table-cell office:value-type="float" office:value="20544" table:style-name="ce11">
            <text:p>20,544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台中商業銀行</text:p>
          </table:table-cell>
          <table:table-cell office:value-type="float" office:value="167637" table:style-name="ce11">
            <text:p>167,637</text:p>
          </table:table-cell>
          <table:table-cell office:value-type="float" office:value="81205" table:style-name="ce11">
            <text:p>81,205</text:p>
          </table:table-cell>
          <table:table-cell office:value-type="float" office:value="1470" table:style-name="ce11">
            <text:p>1,470</text:p>
          </table:table-cell>
          <table:table-cell office:value-type="float" office:value="713" table:style-name="ce11">
            <text:p>713</text:p>
          </table:table-cell>
          <table:table-cell office:value-type="float" office:value="200305" table:style-name="ce11">
            <text:p>200,305</text:p>
          </table:table-cell>
          <table:table-cell office:value-type="float" office:value="47421" table:style-name="ce11">
            <text:p>47,421</text:p>
          </table:table-cell>
          <table:table-cell office:value-type="float" office:value="645937" table:style-name="ce11">
            <text:p>645,937</text:p>
          </table:table-cell>
          <table:table-cell office:value-type="float" office:value="299" table:style-name="ce11">
            <text:p>299</text:p>
          </table:table-cell>
          <table:table-cell office:value-type="float" office:value="0.11" table:style-name="ce12">
            <text:p>0.11</text:p>
          </table:table-cell>
          <table:table-cell office:value-type="float" office:value="0.01" table:style-name="ce12">
            <text:p>0.01</text:p>
          </table:table-cell>
          <table:table-cell office:value-type="float" office:value="2035.75" table:style-name="ce10">
            <text:p>2035.75</text:p>
          </table:table-cell>
          <table:table-cell office:value-type="float" office:value="1510" table:style-name="ce11">
            <text:p>1,510</text:p>
          </table:table-cell>
          <table:table-cell office:value-type="float" office:value="7910" table:style-name="ce11">
            <text:p>7,910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滙豐(台灣)商業銀行</text:p>
          </table:table-cell>
          <table:table-cell office:value-type="float" office:value="689149" table:style-name="ce11">
            <text:p>689,149</text:p>
          </table:table-cell>
          <table:table-cell office:value-type="float" office:value="463865" table:style-name="ce11">
            <text:p>463,865</text:p>
          </table:table-cell>
          <table:table-cell office:value-type="float" office:value="9616" table:style-name="ce11">
            <text:p>9,616</text:p>
          </table:table-cell>
          <table:table-cell office:value-type="float" office:value="5172" table:style-name="ce11">
            <text:p>5,172</text:p>
          </table:table-cell>
          <table:table-cell office:value-type="float" office:value="1761826" table:style-name="ce11">
            <text:p>1,761,826</text:p>
          </table:table-cell>
          <table:table-cell office:value-type="float" office:value="1414803" table:style-name="ce11">
            <text:p>1,414,803</text:p>
          </table:table-cell>
          <table:table-cell office:value-type="float" office:value="7594290" table:style-name="ce11">
            <text:p>7,594,290</text:p>
          </table:table-cell>
          <table:table-cell office:value-type="float" office:value="19755" table:style-name="ce11">
            <text:p>19,755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1419.78" table:style-name="ce10">
            <text:p>1419.78</text:p>
          </table:table-cell>
          <table:table-cell office:value-type="float" office:value="7148" table:style-name="ce11">
            <text:p>7,148</text:p>
          </table:table-cell>
          <table:table-cell office:value-type="float" office:value="33761" table:style-name="ce11">
            <text:p>33,761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華泰商業銀行</text:p>
          </table:table-cell>
          <table:table-cell office:value-type="float" office:value="8953" table:style-name="ce11">
            <text:p>8,953</text:p>
          </table:table-cell>
          <table:table-cell office:value-type="float" office:value="4915" table:style-name="ce11">
            <text:p>4,915</text:p>
          </table:table-cell>
          <table:table-cell office:value-type="float" office:value="24" table:style-name="ce11">
            <text:p>24</text:p>
          </table:table-cell>
          <table:table-cell office:value-type="float" office:value="39" table:style-name="ce11">
            <text:p>39</text:p>
          </table:table-cell>
          <table:table-cell office:value-type="float" office:value="8329" table:style-name="ce11">
            <text:p>8,329</text:p>
          </table:table-cell>
          <table:table-cell office:value-type="float" office:value="2402" table:style-name="ce11">
            <text:p>2,402</text:p>
          </table:table-cell>
          <table:table-cell office:value-type="float" office:value="56972" table:style-name="ce11">
            <text:p>56,972</text:p>
          </table:table-cell>
          <table:table-cell office:value-type="float" office:value="0" table:style-name="ce11">
            <text:p>0</text:p>
          </table:table-cell>
          <table:table-cell office:value-type="float" office:value="0.33" table:style-name="ce12">
            <text:p>0.33</text:p>
          </table:table-cell>
          <table:table-cell office:value-type="float" office:value="0" table:style-name="ce12">
            <text:p>0.00</text:p>
          </table:table-cell>
          <table:table-cell office:value-type="float" office:value="619.96" table:style-name="ce10">
            <text:p>619.96</text:p>
          </table:table-cell>
          <table:table-cell office:value-type="float" office:value="0" table:style-name="ce11">
            <text:p>0</text:p>
          </table:table-cell>
          <table:table-cell office:value-type="float" office:value="161" table:style-name="ce11">
            <text:p>161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臺灣新光商業銀行</text:p>
          </table:table-cell>
          <table:table-cell office:value-type="float" office:value="1057813" table:style-name="ce11">
            <text:p>1,057,813</text:p>
          </table:table-cell>
          <table:table-cell office:value-type="float" office:value="613646" table:style-name="ce11">
            <text:p>613,646</text:p>
          </table:table-cell>
          <table:table-cell office:value-type="float" office:value="8220" table:style-name="ce11">
            <text:p>8,220</text:p>
          </table:table-cell>
          <table:table-cell office:value-type="float" office:value="7762" table:style-name="ce11">
            <text:p>7,762</text:p>
          </table:table-cell>
          <table:table-cell office:value-type="float" office:value="1551099" table:style-name="ce11">
            <text:p>1,551,099</text:p>
          </table:table-cell>
          <table:table-cell office:value-type="float" office:value="2579724" table:style-name="ce11">
            <text:p>2,579,724</text:p>
          </table:table-cell>
          <table:table-cell office:value-type="float" office:value="6684750" table:style-name="ce11">
            <text:p>6,684,750</text:p>
          </table:table-cell>
          <table:table-cell office:value-type="float" office:value="4882" table:style-name="ce11">
            <text:p>4,882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.01" table:style-name="ce12">
            <text:p>0.01</text:p>
          </table:table-cell>
          <table:table-cell office:value-type="float" office:value="286.75" table:style-name="ce10">
            <text:p>286.75</text:p>
          </table:table-cell>
          <table:table-cell office:value-type="float" office:value="6248" table:style-name="ce11">
            <text:p>6,248</text:p>
          </table:table-cell>
          <table:table-cell office:value-type="float" office:value="34907" table:style-name="ce11">
            <text:p>34,907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陽信商業銀行</text:p>
          </table:table-cell>
          <table:table-cell office:value-type="float" office:value="116632" table:style-name="ce11">
            <text:p>116,632</text:p>
          </table:table-cell>
          <table:table-cell office:value-type="float" office:value="57554" table:style-name="ce11">
            <text:p>57,554</text:p>
          </table:table-cell>
          <table:table-cell office:value-type="float" office:value="1177" table:style-name="ce11">
            <text:p>1,177</text:p>
          </table:table-cell>
          <table:table-cell office:value-type="float" office:value="1181" table:style-name="ce11">
            <text:p>1,181</text:p>
          </table:table-cell>
          <table:table-cell office:value-type="float" office:value="161616" table:style-name="ce11">
            <text:p>161,616</text:p>
          </table:table-cell>
          <table:table-cell office:value-type="float" office:value="138254" table:style-name="ce11">
            <text:p>138,254</text:p>
          </table:table-cell>
          <table:table-cell office:value-type="float" office:value="483929" table:style-name="ce11">
            <text:p>483,929</text:p>
          </table:table-cell>
          <table:table-cell office:value-type="float" office:value="104" table:style-name="ce11">
            <text:p>104</text:p>
          </table:table-cell>
          <table:table-cell office:value-type="float" office:value="0.26" table:style-name="ce12">
            <text:p>0.26</text:p>
          </table:table-cell>
          <table:table-cell office:value-type="float" office:value="0.01" table:style-name="ce12">
            <text:p>0.01</text:p>
          </table:table-cell>
          <table:table-cell office:value-type="float" office:value="664.98" table:style-name="ce10">
            <text:p>664.98</text:p>
          </table:table-cell>
          <table:table-cell office:value-type="float" office:value="2118" table:style-name="ce11">
            <text:p>2,118</text:p>
          </table:table-cell>
          <table:table-cell office:value-type="float" office:value="4607" table:style-name="ce11">
            <text:p>4,607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三信商業銀行</text:p>
          </table:table-cell>
          <table:table-cell office:value-type="float" office:value="19655" table:style-name="ce11">
            <text:p>19,655</text:p>
          </table:table-cell>
          <table:table-cell office:value-type="float" office:value="12897" table:style-name="ce11">
            <text:p>12,897</text:p>
          </table:table-cell>
          <table:table-cell office:value-type="float" office:value="254" table:style-name="ce11">
            <text:p>254</text:p>
          </table:table-cell>
          <table:table-cell office:value-type="float" office:value="71" table:style-name="ce11">
            <text:p>71</text:p>
          </table:table-cell>
          <table:table-cell office:value-type="float" office:value="25228" table:style-name="ce11">
            <text:p>25,228</text:p>
          </table:table-cell>
          <table:table-cell office:value-type="float" office:value="16078" table:style-name="ce11">
            <text:p>16,078</text:p>
          </table:table-cell>
          <table:table-cell office:value-type="float" office:value="152501" table:style-name="ce11">
            <text:p>152,501</text:p>
          </table:table-cell>
          <table:table-cell office:value-type="float" office:value="33" table:style-name="ce11">
            <text:p>33</text:p>
          </table:table-cell>
          <table:table-cell office:value-type="float" office:value="0.04" table:style-name="ce12">
            <text:p>0.04</text:p>
          </table:table-cell>
          <table:table-cell office:value-type="float" office:value="0" table:style-name="ce12">
            <text:p>0.00</text:p>
          </table:table-cell>
          <table:table-cell office:value-type="float" office:value="5665.85" table:style-name="ce10">
            <text:p>5665.85</text:p>
          </table:table-cell>
          <table:table-cell office:value-type="float" office:value="81" table:style-name="ce11">
            <text:p>81</text:p>
          </table:table-cell>
          <table:table-cell office:value-type="float" office:value="672" table:style-name="ce11">
            <text:p>672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聯邦商業銀行</text:p>
          </table:table-cell>
          <table:table-cell office:value-type="float" office:value="2613324" table:style-name="ce11">
            <text:p>2,613,324</text:p>
          </table:table-cell>
          <table:table-cell office:value-type="float" office:value="1558805" table:style-name="ce11">
            <text:p>1,558,805</text:p>
          </table:table-cell>
          <table:table-cell office:value-type="float" office:value="39886" table:style-name="ce11">
            <text:p>39,886</text:p>
          </table:table-cell>
          <table:table-cell office:value-type="float" office:value="16287" table:style-name="ce11">
            <text:p>16,287</text:p>
          </table:table-cell>
          <table:table-cell office:value-type="float" office:value="5788711" table:style-name="ce11">
            <text:p>5,788,711</text:p>
          </table:table-cell>
          <table:table-cell office:value-type="float" office:value="5847770" table:style-name="ce11">
            <text:p>5,847,770</text:p>
          </table:table-cell>
          <table:table-cell office:value-type="float" office:value="15143135" table:style-name="ce11">
            <text:p>15,143,135</text:p>
          </table:table-cell>
          <table:table-cell office:value-type="float" office:value="45623" table:style-name="ce11">
            <text:p>45,623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194" table:style-name="ce10">
            <text:p>194</text:p>
          </table:table-cell>
          <table:table-cell office:value-type="float" office:value="12906" table:style-name="ce11">
            <text:p>12,906</text:p>
          </table:table-cell>
          <table:table-cell office:value-type="float" office:value="77250" table:style-name="ce11">
            <text:p>77,250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遠東國際商業銀行</text:p>
          </table:table-cell>
          <table:table-cell office:value-type="float" office:value="1435109" table:style-name="ce11">
            <text:p>1,435,109</text:p>
          </table:table-cell>
          <table:table-cell office:value-type="float" office:value="1000240" table:style-name="ce11">
            <text:p>1,000,240</text:p>
          </table:table-cell>
          <table:table-cell office:value-type="float" office:value="9646" table:style-name="ce11">
            <text:p>9,646</text:p>
          </table:table-cell>
          <table:table-cell office:value-type="float" office:value="8595" table:style-name="ce11">
            <text:p>8,595</text:p>
          </table:table-cell>
          <table:table-cell office:value-type="float" office:value="3532590" table:style-name="ce11">
            <text:p>3,532,590</text:p>
          </table:table-cell>
          <table:table-cell office:value-type="float" office:value="4351979" table:style-name="ce11">
            <text:p>4,351,979</text:p>
          </table:table-cell>
          <table:table-cell office:value-type="float" office:value="4934734" table:style-name="ce11">
            <text:p>4,934,734</text:p>
          </table:table-cell>
          <table:table-cell office:value-type="float" office:value="80847" table:style-name="ce11">
            <text:p>80,847</text:p>
          </table:table-cell>
          <table:table-cell office:value-type="float" office:value="0.3" table:style-name="ce12">
            <text:p>0.30</text:p>
          </table:table-cell>
          <table:table-cell office:value-type="float" office:value="0.08" table:style-name="ce12">
            <text:p>0.08</text:p>
          </table:table-cell>
          <table:table-cell office:value-type="float" office:value="102.25" table:style-name="ce10">
            <text:p>102.25</text:p>
          </table:table-cell>
          <table:table-cell office:value-type="float" office:value="12600" table:style-name="ce11">
            <text:p>12,600</text:p>
          </table:table-cell>
          <table:table-cell office:value-type="float" office:value="61949" table:style-name="ce11">
            <text:p>61,949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元大商業銀行</text:p>
          </table:table-cell>
          <table:table-cell office:value-type="float" office:value="1203451" table:style-name="ce11">
            <text:p>1,203,451</text:p>
          </table:table-cell>
          <table:table-cell office:value-type="float" office:value="559597" table:style-name="ce11">
            <text:p>559,597</text:p>
          </table:table-cell>
          <table:table-cell office:value-type="float" office:value="7713" table:style-name="ce11">
            <text:p>7,713</text:p>
          </table:table-cell>
          <table:table-cell office:value-type="float" office:value="8407" table:style-name="ce11">
            <text:p>8,407</text:p>
          </table:table-cell>
          <table:table-cell office:value-type="float" office:value="1185215" table:style-name="ce11">
            <text:p>1,185,215</text:p>
          </table:table-cell>
          <table:table-cell office:value-type="float" office:value="3750959" table:style-name="ce11">
            <text:p>3,750,959</text:p>
          </table:table-cell>
          <table:table-cell office:value-type="float" office:value="5643097" table:style-name="ce11">
            <text:p>5,643,097</text:p>
          </table:table-cell>
          <table:table-cell office:value-type="float" office:value="14170" table:style-name="ce11">
            <text:p>14,170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780.31" table:style-name="ce10">
            <text:p>780.31</text:p>
          </table:table-cell>
          <table:table-cell office:value-type="float" office:value="4202" table:style-name="ce11">
            <text:p>4,202</text:p>
          </table:table-cell>
          <table:table-cell office:value-type="float" office:value="27018" table:style-name="ce11">
            <text:p>27,018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永豐商業銀行</text:p>
          </table:table-cell>
          <table:table-cell office:value-type="float" office:value="2298947" table:style-name="ce11">
            <text:p>2,298,947</text:p>
          </table:table-cell>
          <table:table-cell office:value-type="float" office:value="1243426" table:style-name="ce11">
            <text:p>1,243,426</text:p>
          </table:table-cell>
          <table:table-cell office:value-type="float" office:value="14160" table:style-name="ce11">
            <text:p>14,160</text:p>
          </table:table-cell>
          <table:table-cell office:value-type="float" office:value="9484" table:style-name="ce11">
            <text:p>9,484</text:p>
          </table:table-cell>
          <table:table-cell office:value-type="float" office:value="3741784" table:style-name="ce11">
            <text:p>3,741,784</text:p>
          </table:table-cell>
          <table:table-cell office:value-type="float" office:value="5181689" table:style-name="ce11">
            <text:p>5,181,689</text:p>
          </table:table-cell>
          <table:table-cell office:value-type="float" office:value="13821374" table:style-name="ce11">
            <text:p>13,821,374</text:p>
          </table:table-cell>
          <table:table-cell office:value-type="float" office:value="68133" table:style-name="ce11">
            <text:p>68,133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731.82" table:style-name="ce10">
            <text:p>731.82</text:p>
          </table:table-cell>
          <table:table-cell office:value-type="float" office:value="13858" table:style-name="ce11">
            <text:p>13,858</text:p>
          </table:table-cell>
          <table:table-cell office:value-type="float" office:value="82311" table:style-name="ce11">
            <text:p>82,311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玉山商業銀行</text:p>
          </table:table-cell>
          <table:table-cell office:value-type="float" office:value="7041497" table:style-name="ce11">
            <text:p>7,041,497</text:p>
          </table:table-cell>
          <table:table-cell office:value-type="float" office:value="4731255" table:style-name="ce11">
            <text:p>4,731,255</text:p>
          </table:table-cell>
          <table:table-cell office:value-type="float" office:value="58112" table:style-name="ce11">
            <text:p>58,112</text:p>
          </table:table-cell>
          <table:table-cell office:value-type="float" office:value="41951" table:style-name="ce11">
            <text:p>41,951</text:p>
          </table:table-cell>
          <table:table-cell office:value-type="float" office:value="12748001" table:style-name="ce11">
            <text:p>12,748,001</text:p>
          </table:table-cell>
          <table:table-cell office:value-type="float" office:value="32837685" table:style-name="ce11">
            <text:p>32,837,685</text:p>
          </table:table-cell>
          <table:table-cell office:value-type="float" office:value="83277532" table:style-name="ce11">
            <text:p>83,277,532</text:p>
          </table:table-cell>
          <table:table-cell office:value-type="float" office:value="231204" table:style-name="ce11">
            <text:p>231,20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474.38" table:style-name="ce10">
            <text:p>474.38</text:p>
          </table:table-cell>
          <table:table-cell office:value-type="float" office:value="51321" table:style-name="ce11">
            <text:p>51,321</text:p>
          </table:table-cell>
          <table:table-cell office:value-type="float" office:value="274584" table:style-name="ce11">
            <text:p>274,584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凱基商業銀行</text:p>
          </table:table-cell>
          <table:table-cell office:value-type="float" office:value="380665" table:style-name="ce11">
            <text:p>380,665</text:p>
          </table:table-cell>
          <table:table-cell office:value-type="float" office:value="187042" table:style-name="ce11">
            <text:p>187,042</text:p>
          </table:table-cell>
          <table:table-cell office:value-type="float" office:value="1425" table:style-name="ce11">
            <text:p>1,425</text:p>
          </table:table-cell>
          <table:table-cell office:value-type="float" office:value="1727" table:style-name="ce11">
            <text:p>1,727</text:p>
          </table:table-cell>
          <table:table-cell office:value-type="float" office:value="1175442" table:style-name="ce11">
            <text:p>1,175,442</text:p>
          </table:table-cell>
          <table:table-cell office:value-type="float" office:value="1030592" table:style-name="ce11">
            <text:p>1,030,592</text:p>
          </table:table-cell>
          <table:table-cell office:value-type="float" office:value="1443938" table:style-name="ce11">
            <text:p>1,443,938</text:p>
          </table:table-cell>
          <table:table-cell office:value-type="float" office:value="6511" table:style-name="ce11">
            <text:p>6,511</text:p>
          </table:table-cell>
          <table:table-cell office:value-type="float" office:value="0.84" table:style-name="ce12">
            <text:p>0.84</text:p>
          </table:table-cell>
          <table:table-cell office:value-type="float" office:value="0.55000000000000004" table:style-name="ce12">
            <text:p>0.55</text:p>
          </table:table-cell>
          <table:table-cell office:value-type="float" office:value="157.46" table:style-name="ce10">
            <text:p>157.46</text:p>
          </table:table-cell>
          <table:table-cell office:value-type="float" office:value="5791" table:style-name="ce11">
            <text:p>5,791</text:p>
          </table:table-cell>
          <table:table-cell office:value-type="float" office:value="36662" table:style-name="ce11">
            <text:p>36,662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星展(台灣)商業銀行</text:p>
          </table:table-cell>
          <table:table-cell office:value-type="float" office:value="673473" table:style-name="ce11">
            <text:p>673,473</text:p>
          </table:table-cell>
          <table:table-cell office:value-type="float" office:value="349446" table:style-name="ce11">
            <text:p>349,446</text:p>
          </table:table-cell>
          <table:table-cell office:value-type="float" office:value="6342" table:style-name="ce11">
            <text:p>6,342</text:p>
          </table:table-cell>
          <table:table-cell office:value-type="float" office:value="5038" table:style-name="ce11">
            <text:p>5,038</text:p>
          </table:table-cell>
          <table:table-cell office:value-type="float" office:value="1283955" table:style-name="ce11">
            <text:p>1,283,955</text:p>
          </table:table-cell>
          <table:table-cell office:value-type="float" office:value="2550615" table:style-name="ce11">
            <text:p>2,550,615</text:p>
          </table:table-cell>
          <table:table-cell office:value-type="float" office:value="5326472" table:style-name="ce11">
            <text:p>5,326,472</text:p>
          </table:table-cell>
          <table:table-cell office:value-type="float" office:value="19698" table:style-name="ce11">
            <text:p>19,698</text:p>
          </table:table-cell>
          <table:table-cell office:value-type="float" office:value="0.41" table:style-name="ce12">
            <text:p>0.41</text:p>
          </table:table-cell>
          <table:table-cell office:value-type="float" office:value="0" table:style-name="ce12">
            <text:p>0.00</text:p>
          </table:table-cell>
          <table:table-cell office:value-type="float" office:value="495.13" table:style-name="ce10">
            <text:p>495.13</text:p>
          </table:table-cell>
          <table:table-cell office:value-type="float" office:value="10866" table:style-name="ce11">
            <text:p>10,866</text:p>
          </table:table-cell>
          <table:table-cell office:value-type="float" office:value="56450" table:style-name="ce11">
            <text:p>56,450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台新國際商業銀行</text:p>
          </table:table-cell>
          <table:table-cell office:value-type="float" office:value="6443483" table:style-name="ce11">
            <text:p>6,443,483</text:p>
          </table:table-cell>
          <table:table-cell office:value-type="float" office:value="4399712" table:style-name="ce11">
            <text:p>4,399,712</text:p>
          </table:table-cell>
          <table:table-cell office:value-type="float" office:value="51693" table:style-name="ce11">
            <text:p>51,693</text:p>
          </table:table-cell>
          <table:table-cell office:value-type="float" office:value="30272" table:style-name="ce11">
            <text:p>30,272</text:p>
          </table:table-cell>
          <table:table-cell office:value-type="float" office:value="10030617" table:style-name="ce11">
            <text:p>10,030,617</text:p>
          </table:table-cell>
          <table:table-cell office:value-type="float" office:value="26733521" table:style-name="ce11">
            <text:p>26,733,521</text:p>
          </table:table-cell>
          <table:table-cell office:value-type="float" office:value="61015306" table:style-name="ce11">
            <text:p>61,015,306</text:p>
          </table:table-cell>
          <table:table-cell office:value-type="float" office:value="99142" table:style-name="ce11">
            <text:p>99,142</text:p>
          </table:table-cell>
          <table:table-cell office:value-type="float" office:value="0.11" table:style-name="ce12">
            <text:p>0.11</text:p>
          </table:table-cell>
          <table:table-cell office:value-type="float" office:value="0.01" table:style-name="ce12">
            <text:p>0.01</text:p>
          </table:table-cell>
          <table:table-cell office:value-type="float" office:value="1088.5899999999999" table:style-name="ce10">
            <text:p>1088.59</text:p>
          </table:table-cell>
          <table:table-cell office:value-type="float" office:value="24343" table:style-name="ce11">
            <text:p>24,343</text:p>
          </table:table-cell>
          <table:table-cell office:value-type="float" office:value="135538" table:style-name="ce11">
            <text:p>135,538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安泰商業銀行</text:p>
          </table:table-cell>
          <table:table-cell office:value-type="float" office:value="124547" table:style-name="ce11">
            <text:p>124,547</text:p>
          </table:table-cell>
          <table:table-cell office:value-type="float" office:value="54781" table:style-name="ce11">
            <text:p>54,781</text:p>
          </table:table-cell>
          <table:table-cell office:value-type="float" office:value="567" table:style-name="ce11">
            <text:p>567</text:p>
          </table:table-cell>
          <table:table-cell office:value-type="float" office:value="259" table:style-name="ce11">
            <text:p>259</text:p>
          </table:table-cell>
          <table:table-cell office:value-type="float" office:value="164048" table:style-name="ce11">
            <text:p>164,048</text:p>
          </table:table-cell>
          <table:table-cell office:value-type="float" office:value="1207501" table:style-name="ce11">
            <text:p>1,207,501</text:p>
          </table:table-cell>
          <table:table-cell office:value-type="float" office:value="358488" table:style-name="ce11">
            <text:p>358,488</text:p>
          </table:table-cell>
          <table:table-cell office:value-type="float" office:value="311" table:style-name="ce11">
            <text:p>311</text:p>
          </table:table-cell>
          <table:table-cell office:value-type="float" office:value="0.12" table:style-name="ce12">
            <text:p>0.12</text:p>
          </table:table-cell>
          <table:table-cell office:value-type="float" office:value="0.01" table:style-name="ce12">
            <text:p>0.01</text:p>
          </table:table-cell>
          <table:table-cell office:value-type="float" office:value="384.73" table:style-name="ce10">
            <text:p>384.73</text:p>
          </table:table-cell>
          <table:table-cell office:value-type="float" office:value="0" table:style-name="ce11">
            <text:p>0</text:p>
          </table:table-cell>
          <table:table-cell office:value-type="float" office:value="4283" table:style-name="ce11">
            <text:p>4,283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中國信託商業銀行</text:p>
          </table:table-cell>
          <table:table-cell office:value-type="float" office:value="8794919" table:style-name="ce11">
            <text:p>8,794,919</text:p>
          </table:table-cell>
          <table:table-cell office:value-type="float" office:value="5576113" table:style-name="ce11">
            <text:p>5,576,113</text:p>
          </table:table-cell>
          <table:table-cell office:value-type="float" office:value="110919" table:style-name="ce11">
            <text:p>110,919</text:p>
          </table:table-cell>
          <table:table-cell office:value-type="float" office:value="49173" table:style-name="ce11">
            <text:p>49,173</text:p>
          </table:table-cell>
          <table:table-cell office:value-type="float" office:value="15618570" table:style-name="ce11">
            <text:p>15,618,570</text:p>
          </table:table-cell>
          <table:table-cell office:value-type="float" office:value="51342592" table:style-name="ce11">
            <text:p>51,342,592</text:p>
          </table:table-cell>
          <table:table-cell office:value-type="float" office:value="121793528" table:style-name="ce11">
            <text:p>121,793,528</text:p>
          </table:table-cell>
          <table:table-cell office:value-type="float" office:value="517425" table:style-name="ce11">
            <text:p>517,425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379.42" table:style-name="ce10">
            <text:p>379.42</text:p>
          </table:table-cell>
          <table:table-cell office:value-type="float" office:value="77801" table:style-name="ce11">
            <text:p>77,801</text:p>
          </table:table-cell>
          <table:table-cell office:value-type="float" office:value="446229" table:style-name="ce11">
            <text:p>446,229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台灣樂天信用卡股份有限公司</text:p>
          </table:table-cell>
          <table:table-cell office:value-type="float" office:value="491569" table:style-name="ce11">
            <text:p>491,569</text:p>
          </table:table-cell>
          <table:table-cell office:value-type="float" office:value="207323" table:style-name="ce11">
            <text:p>207,323</text:p>
          </table:table-cell>
          <table:table-cell office:value-type="float" office:value="2073" table:style-name="ce11">
            <text:p>2,073</text:p>
          </table:table-cell>
          <table:table-cell office:value-type="float" office:value="127237" table:style-name="ce11">
            <text:p>127,237</text:p>
          </table:table-cell>
          <table:table-cell office:value-type="float" office:value="595530" table:style-name="ce11">
            <text:p>595,530</text:p>
          </table:table-cell>
          <table:table-cell office:value-type="float" office:value="652146" table:style-name="ce11">
            <text:p>652,146</text:p>
          </table:table-cell>
          <table:table-cell office:value-type="float" office:value="798562" table:style-name="ce11">
            <text:p>798,562</text:p>
          </table:table-cell>
          <table:table-cell office:value-type="float" office:value="4685" table:style-name="ce11">
            <text:p>4,685</text:p>
          </table:table-cell>
          <table:table-cell office:value-type="float" office:value="2.2999999999999998" table:style-name="ce12">
            <text:p>2.30</text:p>
          </table:table-cell>
          <table:table-cell office:value-type="float" office:value="1.2" table:style-name="ce12">
            <text:p>1.20</text:p>
          </table:table-cell>
          <table:table-cell office:value-type="float" office:value="144.84" table:style-name="ce10">
            <text:p>144.84</text:p>
          </table:table-cell>
          <table:table-cell office:value-type="float" office:value="845" table:style-name="ce11">
            <text:p>845</text:p>
          </table:table-cell>
          <table:table-cell office:value-type="float" office:value="4924" table:style-name="ce11">
            <text:p>4,924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台灣美國運通國際(股)公司</text:p>
          </table:table-cell>
          <table:table-cell office:value-type="float" office:value="183393" table:style-name="ce11">
            <text:p>183,393</text:p>
          </table:table-cell>
          <table:table-cell office:value-type="float" office:value="118244" table:style-name="ce11">
            <text:p>118,244</text:p>
          </table:table-cell>
          <table:table-cell office:value-type="float" office:value="3523" table:style-name="ce11">
            <text:p>3,523</text:p>
          </table:table-cell>
          <table:table-cell office:value-type="float" office:value="2936" table:style-name="ce11">
            <text:p>2,936</text:p>
          </table:table-cell>
          <table:table-cell office:value-type="float" office:value="274065" table:style-name="ce11">
            <text:p>274,065</text:p>
          </table:table-cell>
          <table:table-cell office:value-type="float" office:value="0" table:style-name="ce11">
            <text:p>0</text:p>
          </table:table-cell>
          <table:table-cell office:value-type="float" office:value="5403323" table:style-name="ce11">
            <text:p>5,403,323</text:p>
          </table:table-cell>
          <table:table-cell office:value-type="float" office:value="1000" table:style-name="ce11">
            <text:p>1,000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748.61" table:style-name="ce10">
            <text:p>748.61</text:p>
          </table:table-cell>
          <table:table-cell office:value-type="float" office:value="1991" table:style-name="ce11">
            <text:p>1,991</text:p>
          </table:table-cell>
          <table:table-cell office:value-type="float" office:value="38390" table:style-name="ce11">
            <text:p>38,390</text:p>
          </table:table-cell>
          <table:table-cell table:number-columns-repeated="16370"/>
        </table:table-row>
        <table:table-row table:style-name="ro5">
          <table:table-cell office:value-type="string" table:style-name="ce10">
            <text:p>總計</text:p>
          </table:table-cell>
          <table:table-cell office:value-type="float" office:value="59860433" table:style-name="ce11">
            <text:p>59,860,433</text:p>
          </table:table-cell>
          <table:table-cell office:value-type="float" office:value="38043120" table:style-name="ce11">
            <text:p>38,043,120</text:p>
          </table:table-cell>
          <table:table-cell office:value-type="float" office:value="767591" table:style-name="ce11">
            <text:p>767,591</text:p>
          </table:table-cell>
          <table:table-cell office:value-type="float" office:value="526896" table:style-name="ce11">
            <text:p>526,896</text:p>
          </table:table-cell>
          <table:table-cell office:value-type="float" office:value="104337859" table:style-name="ce11">
            <text:p>104,337,859</text:p>
          </table:table-cell>
          <table:table-cell office:value-type="float" office:value="233730756" table:style-name="ce11">
            <text:p>233,730,756</text:p>
          </table:table-cell>
          <table:table-cell office:value-type="float" office:value="528135811" table:style-name="ce11">
            <text:p>528,135,811</text:p>
          </table:table-cell>
          <table:table-cell office:value-type="float" office:value="1565006" table:style-name="ce11">
            <text:p>1,565,006</text:p>
          </table:table-cell>
          <table:table-cell office:value-type="float" office:value="0.15258363485147339" table:style-name="ce12">
            <text:p>0.15</text:p>
          </table:table-cell>
          <table:table-cell office:value-type="float" office:value="0.02" table:style-name="ce12">
            <text:p>0.02</text:p>
          </table:table-cell>
          <table:table-cell office:value-type="float" office:value="519.96444154323387" table:style-name="ce11">
            <text:p>520</text:p>
          </table:table-cell>
          <table:table-cell office:value-type="float" office:value="368694" table:style-name="ce11">
            <text:p>368,694</text:p>
          </table:table-cell>
          <table:table-cell office:value-type="float" office:value="2183889" table:style-name="ce11">
            <text:p>2,183,889</text:p>
          </table:table-cell>
          <table:table-cell table:number-columns-repeated="16370"/>
        </table:table-row>
        <table:table-row table:style-name="ro5">
          <table:table-cell table:style-name="ce13"/>
          <table:table-cell table:number-columns-repeated="8" table:style-name="ce14"/>
          <table:table-cell table:number-columns-repeated="2" table:style-name="ce15"/>
          <table:table-cell table:number-columns-repeated="3" table:style-name="ce14"/>
          <table:table-cell table:number-columns-repeated="16370"/>
        </table:table-row>
        <table:table-row table:style-name="ro6">
          <table:table-cell office:value-type="string" table:style-name="ce16">
            <text:p>一、資料來源：各金融機構自行申報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二、揭露項目及認定標準：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1.流通卡數：發卡總數減停卡總數，且卡片狀況為正常者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2.有效卡數：最近六個月有消費紀錄之卡，不含Debit卡，只有郵購分期交易亦算有效卡，不含只有循環繳款之卡片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3.當月發卡數：不含補發卡、續卡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4.當月停卡數：指新增停卡部分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5.循環信用餘額：係指持卡人使用循環信用之餘額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6.未到期分期付款餘額：包括預借現金分期、消費帳款分期及帳單分期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7.當月簽帳金額：係指持卡人當月刷卡消費金額，如屬分期消費帳款應於消費當月全數申報本欄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8.當月預借現金金額：係指持卡人當月動用預借現金金額，如屬分期預借現金應於動用當月全數申報本欄。</text:p>
          </table:table-cell>
          <table:table-cell table:number-columns-repeated="6" table:style-name="ce17"/>
          <table:table-cell table:number-columns-repeated="16377" table:style-name="ce1"/>
        </table:table-row>
        <table:table-row table:style-name="ro6">
          <table:table-cell office:value-type="string" table:style-name="ce16">
            <text:p>　9.逾期帳款：指持卡人每月繳款金額未達最低應繳金額、及雖未超逾期限但已向主、從債務人訴追者，其應付帳款。</text:p>
          </table:table-cell>
          <table:table-cell table:number-columns-repeated="6" table:style-name="ce17"/>
          <table:table-cell table:number-columns-repeated="16377"/>
        </table:table-row>
        <table:table-row table:style-name="ro6">
          <table:table-cell office:value-type="string" table:style-name="ce16">
            <text:p>　　　　　　　若持卡人已逾期達數月，而嗣後繳付金額僅涵蓋一個月的最低應繳金額，則逾期期間減少一個月，須</text:p>
          </table:table-cell>
          <table:table-cell table:number-columns-repeated="6" table:style-name="ce17"/>
          <table:table-cell table:number-columns-repeated="16377"/>
        </table:table-row>
        <table:table-row table:style-name="ro6">
          <table:table-cell office:value-type="string" table:style-name="ce16">
            <text:p>　　　　　　　俟持卡人將所積欠各期最低應繳金額全部償還後，始得回復為未逾期。</text:p>
          </table:table-cell>
          <table:table-cell table:number-columns-repeated="6" table:style-name="ce17"/>
          <table:table-cell table:number-columns-repeated="16377"/>
        </table:table-row>
        <table:table-row table:style-name="ro6">
          <table:table-cell office:value-type="string" table:style-name="ce16">
            <text:p>　10.備抵呆帳提足率：實際提列備抵呆帳占應提備抵呆帳之比率。</text:p>
          </table:table-cell>
          <table:table-cell table:number-columns-repeated="6" table:style-name="ce17"/>
          <table:table-cell table:number-columns-repeated="16377"/>
        </table:table-row>
        <table:table-row table:style-name="ro3">
          <table:table-cell table:style-name="ce16"/>
          <table:table-cell table:number-columns-repeated="6" table:style-name="ce17"/>
          <table:table-cell table:number-columns-repeated="16377"/>
        </table:table-row>
        <table:table-row table:number-rows-repeated="1048523" table:style-name="ro3">
          <table:table-cell table:number-columns-repeated="16384"/>
        </table:table-row>
        <table:named-expressions>
          <table:named-range table:name="外部資料_1" table:cell-range-address="揭露.$A$1:揭露.$N$22" table:base-cell-address="揭露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43307086614173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433070866141732in" fo:margin-right="0.236220472440945in" fo:margin-bottom="0in"/>
      </style:header-style>
      <style:footer-style>
        <style:header-footer-properties fo:min-height="0.433070866141732in" fo:margin-left="0.43307086614173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邱靖雯</meta:initial-creator>
    <dc:creator>邱靖雯</dc:creator>
    <meta:creation-date>2023-07-31T03:33:51Z</meta:creation-date>
    <dc:date>2023-07-31T08:15:38Z</dc:date>
    <meta:print-date>2023-07-31T03:34:01Z</meta:print-date>
  </office:meta>
</office:document-meta>
</file>